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2" style:family="table">
      <style:table-properties style:width="9.874cm" fo:margin-left="0cm" fo:margin-right="8.932cm" table:align="margins"/>
    </style:style>
    <style:style style:name="Table2.A" style:family="table-column">
      <style:table-column-properties style:column-width="4.828cm" style:rel-column-width="32039*"/>
    </style:style>
    <style:style style:name="Table2.B" style:family="table-column">
      <style:table-column-properties style:column-width="5.046cm" style:rel-column-width="33496*"/>
    </style:style>
    <style:style style:name="Table2.A1" style:family="table-cell">
      <style:table-cell-properties fo:padding="0.097cm" fo:border="none"/>
    </style:style>
    <style:style style:name="Table2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2" style:family="table-cell">
      <style:table-cell-properties fo:padding="0.097cm" fo:border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5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6" style:family="paragraph" style:parent-style-name="Text_20_body">
      <style:paragraph-properties fo:text-align="center" style:justify-single-word="false"/>
      <style:text-properties style:font-name="Cambria" fo:language="ru" fo:country="RU" fo:font-style="normal" style:font-style-asian="normal" style:font-style-complex="normal"/>
    </style:style>
    <style:style style:name="P7" style:family="paragraph" style:parent-style-name="Text_20_body">
      <style:paragraph-properties fo:text-align="start" style:justify-single-word="false"/>
      <style:text-properties style:font-name="Cambria" fo:language="ru" fo:country="RU" fo:font-style="normal" style:font-style-asian="normal" style:font-style-complex="normal"/>
    </style:style>
    <style:style style:name="P8" style:family="paragraph" style:parent-style-name="Text_20_body">
      <style:text-properties style:font-name="Cambria" fo:language="ru" fo:country="RU" style:font-name-asian="Times New Roman3" style:font-name-complex="Times New Roman3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11" style:family="paragraph" style:parent-style-name="Heading_20_1">
      <style:text-properties style:font-name="Cambria"/>
    </style:style>
    <style:style style:name="P12" style:family="paragraph" style:parent-style-name="Text_20_body" style:list-style-name="L1">
      <style:text-properties style:font-name="Cambria" fo:language="ru" fo:country="RU"/>
    </style:style>
    <style:style style:name="P13" style:family="paragraph" style:parent-style-name="Text_20_body" style:list-style-name="L2">
      <style:text-properties style:font-name="Cambria" fo:language="ru" fo:country="RU"/>
    </style:style>
    <style:style style:name="P14" style:family="paragraph" style:parent-style-name="Text_20_body" style:list-style-name="L2">
      <style:text-properties style:font-name="Cambria" fo:language="ru" fo:country="RU"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name-asian="Times New Roman3" style:font-style-asian="italic" style:font-name-complex="Times New Roman3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font-name-asian="Times New Roman2" style:font-style-asian="normal" style:font-name-complex="Times New Roman2" style:font-style-complex="normal"/>
    </style:style>
    <style:style style:name="T7" style:family="text">
      <style:text-properties fo:font-style="normal" style:font-name-asian="Times New Roman3" style:font-style-asian="normal" style:font-name-complex="Times New Roman3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draw:frame draw:style-name="fr1" draw:name="Графический объект1" text:anchor-type="as-char" svg:width="0.85cm" svg:height="0.85cm" draw:z-index="1"><draw:image xlink:href="../images/0012.png" xlink:type="simple" xlink:show="embed" xlink:actuate="onLoad"/></draw:frame></text:p>
          </table:table-cell>
          <table:table-cell table:style-name="Table1.B1" office:value-type="string">
            <text:h text:style-name="P11" text:outline-level="1">Обратная пила</text:h>
          </table:table-cell>
        </table:table-row>
        <table:table-row>
          <table:table-cell table:style-name="Table1.A2" office:value-type="string">
            <text:p text:style-name="P10">в палитре</text:p>
          </table:table-cell>
          <table:table-cell table:style-name="Table1.B1" office:value-type="string">
            <text:p text:style-name="P2">| векторизован<text:span text:style-name="T9"> | Си </text:span><text:span text:style-name="T10">|</text:span></text:p>
          </table:table-cell>
        </table:table-row>
        <table:table-row table:style-name="Table1.3">
          <table:table-cell table:style-name="Table1.A1" office:value-type="string">
            <text:p text:style-name="P9"><draw:frame draw:style-name="fr2" draw:name="Графический объект2" text:anchor-type="as-char" svg:width="2.251cm" svg:height="1.769cm" draw:z-index="0"><draw:image xlink:href="../images/0012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10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формирует на выходе периодический линейно <text:span text:style-name="T2">убывающий</text:span> пилообразный сигнал<text:span text:style-name="T5">:</text:span></text:p>
            <text:p text:style-name="P4"><text:span text:style-name="T5"><draw:frame draw:style-name="fr3" draw:name="Object1" text:anchor-type="as-char" svg:width="5.907cm" svg:height="1.411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5">,</text:span></text:p>
            <text:p text:style-name="P5"><text:span text:style-name="T5">где</text:span><text:span text:style-name="T5"><draw:frame draw:style-name="fr3" draw:name="Object2" text:anchor-type="as-char" svg:width="2.508cm" svg:height="0.621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">– свойства блока, </text:span><text:span text:style-name="T5"><draw:frame draw:style-name="fr3" draw:name="Object3" text:anchor-type="as-char" svg:width="1.087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– выходной сигнал,</text:span><text:span text:style-name="T5"><draw:frame draw:style-name="fr3" draw:name="Object11" text:anchor-type="as-char" svg:width="0.376cm" svg:height="0.549cm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– текущее модельное время в секундах, </text:span><text:span text:style-name="T5"><draw:frame draw:style-name="fr3" draw:name="Object12" text:anchor-type="as-char" svg:width="2.26cm" svg:height="0.564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– дробная часть.</text:span></text:p>
            <text:p text:style-name="P3"><text:span text:style-name="T1">Свойства</text:span>:</text:p>
            <text:list xml:id="list7609761329944187216" text:style-name="L1">
              <text:list-item>
                <text:p text:style-name="P12">Размах –<draw:frame draw:style-name="fr3" draw:name="Object4" text:anchor-type="as-char" svg:width="0.714cm" svg:height="0.621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(высота «зуба» пилы, амплитуда сигнала).</text:p>
              </text:list-item>
              <text:list-item>
                <text:p text:style-name="P12">Период – период следования треугольных импульсов<draw:frame draw:style-name="fr3" draw:name="Object5" text:anchor-type="as-char" svg:width="0.545cm" svg:height="0.549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  </text:list-item>
              <text:list-item>
                <text:p text:style-name="P12">Смещение –<draw:frame draw:style-name="fr3" draw:name="Object6" text:anchor-type="as-char" svg:width="0.66cm" svg:height="0.621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, ордината основания «зуба» (нижней точки) пилы.</text:p>
              </text:list-item>
            </text:list>
            <text:p text:style-name="P3">Свойства могут быть <text:span text:style-name="T2">векторами:</text:span><draw:frame draw:style-name="fr3" draw:name="Object7" text:anchor-type="as-char" svg:width="4.685cm" svg:height="0.684cm" draw:z-index="10"><draw:object xlink:href="./Object 9" xlink:type="simple" xlink:show="embed" xlink:actuate="onLoad"/><draw:image xlink:href="./ObjectReplacements/Object 9" xlink:type="simple" xlink:show="embed" xlink:actuate="onLoad"/><svg:desc>formula</svg:desc></draw:frame>,<draw:frame draw:style-name="fr3" draw:name="Object10" text:anchor-type="as-char" svg:width="3.662cm" svg:height="0.713cm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и <draw:frame draw:style-name="fr3" draw:name="Object8" text:anchor-type="as-char" svg:width="4.353cm" svg:height="0.684cm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, размерности которых должны быть одинаковы, в этом случае на выходе будет также формироваться <text:span text:style-name="T2">векторный сигнал</text:span><text:span text:style-name="T5">:</text:span></text:p>
            <text:p text:style-name="P6"><draw:frame draw:style-name="fr3" draw:name="Object9" text:anchor-type="as-char" svg:width="8.594cm" svg:height="1.499cm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text:p text:style-name="P3"><text:span text:style-name="T8">Примеры</text:span> заполнения диалогового окна свойств блока: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table:number-columns-spanned="2" office:value-type="string">
                  <text:p text:style-name="P3"><text:span text:style-name="T1">Числовое</text:span> задание свойств: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3">Название</text:p>
                </table:table-cell>
                <table:table-cell table:style-name="Table2.B2" office:value-type="string">
                  <text:p text:style-name="P3">Значение</text:p>
                </table:table-cell>
              </table:table-row>
              <table:table-row>
                <table:table-cell table:style-name="Table2.A3" office:value-type="string">
                  <text:p text:style-name="P8">Размах</text:p>
                </table:table-cell>
                <table:table-cell table:style-name="Table2.B3" office:value-type="string">
                  <text:p text:style-name="P3">[5]</text:p>
                </table:table-cell>
              </table:table-row>
              <table:table-row>
                <table:table-cell table:style-name="Table2.A3" office:value-type="string">
                  <text:p text:style-name="P8">Период</text:p>
                </table:table-cell>
                <table:table-cell table:style-name="Table2.B3" office:value-type="string">
                  <text:p text:style-name="P3">[3]</text:p>
                </table:table-cell>
              </table:table-row>
              <table:table-row>
                <table:table-cell table:style-name="Table2.A3" office:value-type="string">
                  <text:p text:style-name="P8">Смещение</text:p>
                </table:table-cell>
                <table:table-cell table:style-name="Table2.B3" office:value-type="string">
                  <text:p text:style-name="P3">[0]</text:p>
                </table:table-cell>
              </table:table-row>
              <table:table-row>
                <table:table-cell table:style-name="Table2.A1" table:number-columns-spanned="2" office:value-type="string">
                  <text:p text:style-name="P3"><text:span text:style-name="T1">Именованное</text:span><text:span text:style-name="T8"> задание свойств: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3"><text:soft-page-break/>Название</text:p>
                </table:table-cell>
                <table:table-cell table:style-name="Table2.B2" office:value-type="string">
                  <text:p text:style-name="P3">Значение</text:p>
                </table:table-cell>
              </table:table-row>
              <table:table-row>
                <table:table-cell table:style-name="Table2.A3" office:value-type="string">
                  <text:p text:style-name="P8">Размах</text:p>
                </table:table-cell>
                <table:table-cell table:style-name="Table2.B3" office:value-type="string">
                  <text:p text:style-name="P3">[amp]</text:p>
                </table:table-cell>
              </table:table-row>
              <table:table-row>
                <table:table-cell table:style-name="Table2.A3" office:value-type="string">
                  <text:p text:style-name="P8">Период</text:p>
                </table:table-cell>
                <table:table-cell table:style-name="Table2.B3" office:value-type="string">
                  <text:p text:style-name="P3">[T]</text:p>
                </table:table-cell>
              </table:table-row>
              <table:table-row>
                <table:table-cell table:style-name="Table2.A3" office:value-type="string">
                  <text:p text:style-name="P8">Смещение</text:p>
                </table:table-cell>
                <table:table-cell table:style-name="Table2.B3" office:value-type="string">
                  <text:p text:style-name="P3">[ys]</text:p>
                </table:table-cell>
              </table:table-row>
              <table:table-row>
                <table:table-cell table:style-name="Table2.A1" table:number-columns-spanned="2" office:value-type="string">
                  <text:p text:style-name="P3"><text:span text:style-name="T1">Смешанное</text:span><text:span text:style-name="T8"> задание свойств: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3">Название</text:p>
                </table:table-cell>
                <table:table-cell table:style-name="Table2.B2" office:value-type="string">
                  <text:p text:style-name="P3">Значение</text:p>
                </table:table-cell>
              </table:table-row>
              <table:table-row>
                <table:table-cell table:style-name="Table2.A3" office:value-type="string">
                  <text:p text:style-name="P8">Размах</text:p>
                </table:table-cell>
                <table:table-cell table:style-name="Table2.B3" office:value-type="string">
                  <text:p text:style-name="P3">[amp]</text:p>
                </table:table-cell>
              </table:table-row>
              <table:table-row>
                <table:table-cell table:style-name="Table2.A3" office:value-type="string">
                  <text:p text:style-name="P8">Период</text:p>
                </table:table-cell>
                <table:table-cell table:style-name="Table2.B3" office:value-type="string">
                  <text:p text:style-name="P3">[5]</text:p>
                </table:table-cell>
              </table:table-row>
              <table:table-row>
                <table:table-cell table:style-name="Table2.A3" office:value-type="string">
                  <text:p text:style-name="P8">Смещение</text:p>
                </table:table-cell>
                <table:table-cell table:style-name="Table2.B3" office:value-type="string">
                  <text:p text:style-name="P3">[0.01]</text:p>
                </table:table-cell>
              </table:table-row>
              <table:table-row>
                <table:table-cell table:style-name="Table2.A1" table:number-columns-spanned="2" office:value-type="string">
                  <text:p text:style-name="P3"><text:span text:style-name="T1">Векторное</text:span><text:span text:style-name="T8"> задание свойств: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3">Название</text:p>
                </table:table-cell>
                <table:table-cell table:style-name="Table2.B2" office:value-type="string">
                  <text:p text:style-name="P3">Значение</text:p>
                </table:table-cell>
              </table:table-row>
              <table:table-row>
                <table:table-cell table:style-name="Table2.A3" office:value-type="string">
                  <text:p text:style-name="P8">Размах</text:p>
                </table:table-cell>
                <table:table-cell table:style-name="Table2.B3" office:value-type="string">
                  <text:p text:style-name="P3">[amp1,amp2]</text:p>
                </table:table-cell>
              </table:table-row>
              <table:table-row>
                <table:table-cell table:style-name="Table2.A3" office:value-type="string">
                  <text:p text:style-name="P8">Период</text:p>
                </table:table-cell>
                <table:table-cell table:style-name="Table2.B3" office:value-type="string">
                  <text:p text:style-name="P3">[1,2]</text:p>
                </table:table-cell>
              </table:table-row>
              <table:table-row>
                <table:table-cell table:style-name="Table2.A3" office:value-type="string">
                  <text:p text:style-name="P8">Смещение</text:p>
                </table:table-cell>
                <table:table-cell table:style-name="Table2.B3" office:value-type="string">
                  <text:p text:style-name="P3">[0,1]</text:p>
                </table:table-cell>
              </table:table-row>
            </table:table>
            <text:p text:style-name="P2"><text:span text:style-name="T1">Примечания</text:span>:</text:p>
            <text:list xml:id="list8245931699677250035" text:style-name="L2">
              <text:list-item>
                <text:p text:style-name="P13">По умолчанию блок формирует <text:span text:style-name="T4">скалярный</text:span> выходной сигнал.</text:p>
              </text:list-item>
              <text:list-item>
                <text:p text:style-name="P13">Именованные свойства задаются как <text:span text:style-name="T2">локальные</text:span><text:span text:style-name="T5"> переменные модели (или субмодели) во вкладке </text:span><text:span text:style-name="T2">Параметры</text:span><text:span text:style-name="T5"> или как глобальные сигналы проекта при помощи пункта главного меню </text:span><text:span text:style-name="T2">Графика</text:span><text:span text:style-name="T5"> </text:span><text:span text:style-name="T6">→</text:span><text:span text:style-name="T7"> </text:span><text:span text:style-name="T3">Сигналы</text:span><text:span text:style-name="T5">.</text:span></text:p>
              </text:list-item>
              <text:list-item>
                <text:p text:style-name="P14">Блок идентичен следующей расчетной схеме (свойства Обратной пилы заданы равными 2, 3 и 5):</text:p>
              </text:list-item>
            </text:list>
            <text:p text:style-name="P6"><text:soft-page-break/><draw:frame draw:style-name="fr2" draw:name="graphics1" text:anchor-type="as-char" svg:width="12.171cm" svg:height="7.781cm" draw:z-index="14"><draw:image xlink:href="../images/0012_sample_prt.png" xlink:type="simple" xlink:show="embed" xlink:actuate="onLoad"/></draw:frame></text:p>
            <text:p text:style-name="P7">При этом (в первые 15 секунд) график сигнала на выходе выглядит следующим образом:</text:p>
            <text:p text:style-name="P6"><draw:frame draw:style-name="fr2" draw:name="graphics2" text:anchor-type="as-char" svg:width="10.59cm" svg:height="7.939cm" draw:z-index="15"><draw:image xlink:href="../images/0012_a.png" xlink:type="simple" xlink:show="embed" xlink:actuate="onLoad"/></draw:frame></text:p>
            <text:p text:style-name="P7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братная пила</dc:title>
    <dc:date>2014-11-28T18:33:04.37</dc:date>
    <meta:generator>OpenOffice/4.1.1$Win32 OpenOffice.org_project/411m6$Build-9775</meta:generator>
    <meta:editing-duration>PT3H30M19S</meta:editing-duration>
    <meta:editing-cycles>59</meta:editing-cycles>
    <meta:document-statistic meta:table-count="2" meta:image-count="4" meta:object-count="12" meta:page-count="3" meta:paragraph-count="59" meta:word-count="199" meta:character-count="1332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row>
            <mfenced open="[" close="]">
              <mrow>
                <mrow>
                  <mn>1</mn>
                  <mo stretchy="false">−</mo>
                  <mi mathvariant="italic">frac</mi>
                </mrow>
                <mfenced open="(" close=")">
                  <mrow>
                    <mrow>
                      <mfrac>
                        <mi>t</mi>
                        <mi>T</mi>
                      </mfrac>
                    </mrow>
                  </mrow>
                </mfenced>
              </mrow>
            </mfenced>
            <mo stretchy="false">⋅</mo>
            <msub>
              <mi>y</mi>
              <mi>A</mi>
            </msub>
          </mrow>
          <mo stretchy="false">+</mo>
          <msub>
            <mi>y</mi>
            <mn>0</mn>
          </msub>
        </mrow>
      </mrow>
    </mrow>
    <annotation encoding="StarMath 5.0">y(t) = left [ 1 - frac left ( {t over T} right ) right ] cdot y_A + y_0</annotation>
  </semantics>
</math>
</file>

<file path=Object 10/content.xml><?xml version="1.0" encoding="utf-8"?>
<math xmlns="http://www.w3.org/1998/Math/MathML">
  <semantics>
    <mrow>
      <mrow>
        <mover accent="true">
          <mrow>
            <mi>T</mi>
          </mrow>
          <mo stretchy="false">⃗</mo>
        </mover>
        <mo stretchy="false">=</mo>
        <mfenced open="[" close="]">
          <mrow>
            <msub>
              <mi>T</mi>
              <mrow>
                <mn>1</mn>
              </mrow>
            </msub>
            <mi>,</mi>
            <msub>
              <mi>T</mi>
              <mrow>
                <mn>2</mn>
              </mrow>
            </msub>
            <mi>,</mi>
            <mn>...</mn>
            <msub>
              <mi>T</mi>
              <mrow>
                <mi>n</mi>
              </mrow>
            </msub>
          </mrow>
        </mfenced>
      </mrow>
    </mrow>
    <annotation encoding="StarMath 5.0">vec {T}=
left [
T_{1} , T_{2} , ... T_{n}
right ]</annotation>
  </semantics>
</math>
</file>

<file path=Object 11/content.xml><?xml version="1.0" encoding="utf-8"?>
<math xmlns="http://www.w3.org/1998/Math/MathML">
  <semantics>
    <mrow>
      <mrow>
        <mover accent="true">
          <mrow>
            <msub>
              <mi>y</mi>
              <mn>0</mn>
            </msub>
          </mrow>
          <mo stretchy="false">⃗</mo>
        </mover>
        <mo stretchy="false">=</mo>
        <mfenced open="[" close="]">
          <mrow>
            <msub>
              <mi>y</mi>
              <mrow>
                <mn>0,1</mn>
              </mrow>
            </msub>
            <mi>,</mi>
            <msub>
              <mi>y</mi>
              <mrow>
                <mn>0,2</mn>
              </mrow>
            </msub>
            <mi>,</mi>
            <mn>...</mn>
            <msub>
              <mi>y</mi>
              <mrow>
                <mn>0,</mn>
                <mi>n</mi>
              </mrow>
            </msub>
          </mrow>
        </mfenced>
      </mrow>
    </mrow>
    <annotation encoding="StarMath 5.0">vec {y_0}=
left [
y_{0,1} , y_{0,2} , ... y_{0,n}
right ]</annotation>
  </semantics>
</math>
</file>

<file path=Object 1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row>
            <mfenced open="[" close="]">
              <mrow>
                <mrow>
                  <mn>1</mn>
                  <mo stretchy="false">−</mo>
                  <mi mathvariant="italic">frac</mi>
                </mrow>
                <mfenced open="(" close=")">
                  <mrow>
                    <mfrac>
                      <mi>t</mi>
                      <msub>
                        <mi>T</mi>
                        <mi>i</mi>
                      </msub>
                    </mfrac>
                  </mrow>
                </mfenced>
              </mrow>
            </mfenced>
            <mo stretchy="false">⋅</mo>
            <msub>
              <mi>y</mi>
              <mrow>
                <mi>A</mi>
                <mi>,</mi>
                <mi>i</mi>
              </mrow>
            </msub>
          </mrow>
          <mo stretchy="false">+</mo>
          <msub>
            <mi>y</mi>
            <mrow>
              <mn>0,</mn>
              <mi>i</mi>
            </mrow>
          </msub>
        </mrow>
      </mrow>
      <mi>,</mi>
      <mi/>
      <mrow>
        <mi>i</mi>
        <mo stretchy="false">=</mo>
        <mn>1...n.</mn>
      </mrow>
    </mrow>
    <annotation encoding="StarMath 5.0">y_i(t) = left [ 1 - frac left ( t over T_i right ) right ] cdot y_{A,i} + y_{0,i} , ~i=1...n.</annotation>
  </semantics>
</math>
</file>

<file path=Object 2/content.xml><?xml version="1.0" encoding="utf-8"?>
<math xmlns="http://www.w3.org/1998/Math/MathML">
  <semantics>
    <mrow>
      <msub>
        <mi>y</mi>
        <mi>A</mi>
      </msub>
      <mi>,</mi>
      <mi/>
      <mi>T</mi>
      <mi>,</mi>
      <mi/>
      <msub>
        <mi>y</mi>
        <mn>0</mn>
      </msub>
    </mrow>
    <annotation encoding="StarMath 5.0">y_A,~T,~y_0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i>t</mi>
    </mrow>
    <annotation encoding="StarMath 5.0">t</annotation>
  </semantics>
</math>
</file>

<file path=Object 5/content.xml><?xml version="1.0" encoding="utf-8"?>
<math xmlns="http://www.w3.org/1998/Math/MathML">
  <semantics>
    <mrow>
      <mi mathvariant="italic">frac</mi>
      <mrow>
        <mo stretchy="false">(</mo>
        <mrow>
          <mrow>
            <mi>t</mi>
            <mo stretchy="false">/</mo>
            <mi>T</mi>
          </mrow>
        </mrow>
        <mo stretchy="false">)</mo>
      </mrow>
    </mrow>
    <annotation encoding="StarMath 5.0">frac(t/T)</annotation>
  </semantics>
</math>
</file>

<file path=Object 6/content.xml><?xml version="1.0" encoding="utf-8"?>
<math xmlns="http://www.w3.org/1998/Math/MathML">
  <semantics>
    <mrow>
      <msub>
        <mi>y</mi>
        <mi>A</mi>
      </msub>
    </mrow>
    <annotation encoding="StarMath 5.0">y_A</annotation>
  </semantics>
</math>
</file>

<file path=Object 7/content.xml><?xml version="1.0" encoding="utf-8"?>
<math xmlns="http://www.w3.org/1998/Math/MathML">
  <semantics>
    <mrow>
      <mi>T</mi>
    </mrow>
    <annotation encoding="StarMath 5.0">T</annotation>
  </semantics>
</math>
</file>

<file path=Object 8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9/content.xml><?xml version="1.0" encoding="utf-8"?>
<math xmlns="http://www.w3.org/1998/Math/MathML">
  <semantics>
    <mrow>
      <mrow>
        <mover accent="true">
          <mrow>
            <msub>
              <mi>y</mi>
              <mi>A</mi>
            </msub>
          </mrow>
          <mo stretchy="false">⃗</mo>
        </mover>
        <mo stretchy="false">=</mo>
        <mfenced open="[" close="]">
          <mrow>
            <msub>
              <mi>y</mi>
              <mrow>
                <mi>A</mi>
                <mn>,1</mn>
              </mrow>
            </msub>
            <mi>,</mi>
            <msub>
              <mi>y</mi>
              <mrow>
                <mi>A</mi>
                <mn>,2</mn>
              </mrow>
            </msub>
            <mi>,</mi>
            <mn>...</mn>
            <msub>
              <mi>y</mi>
              <mrow>
                <mi>A</mi>
                <mi>,</mi>
                <mi>n</mi>
              </mrow>
            </msub>
          </mrow>
        </mfenced>
      </mrow>
    </mrow>
    <annotation encoding="StarMath 5.0">vec {y_A}=
left [
y_{A,1} , y_{A,2} , ... y_{A,n}
right ]</annotation>
  </semantics>
</math>
</file>